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CodeGenerator.deleteObsoleteFiles( File rootDir , File srcDir , Set seenFile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chemaCodeGenerator.tryHardToDelete( File 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CodeGenerator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chemaCodeGenerator.tryToDelete( File di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chemaCodeGenerator.deleteDirRecursively( File root , File di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hemaCodeGenerator.tryToDeleteLater( File di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chemaCodeGenerator.give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hemaCodeGenerator.saveTypeSystem( SchemaTypeSystem system , File classesDir , File sourceFile , Repackager repackager , XmlOptions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CodeGenerator.createTempDir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chemaCodeGenerator.deleteXmlBeansFile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CodeGenerator.tryNowThatItsLater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